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Merriweather" svg:font-family="Merriweather" style:font-family-generic="roman" style:font-pitch="variable"/>
    <style:font-face style:name="Merriweather Sans" svg:font-family="'Merriweather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Merriweather Sans1" svg:font-family="'Merriweather Sans'" style:font-family-generic="system" style:font-pitch="variable"/>
  </office:font-face-decls>
  <office:automatic-styles>
    <style:style style:name="P1" style:family="paragraph" style:parent-style-name="Standard">
      <style:paragraph-properties fo:margin-left="0.0193in" fo:margin-right="0.5445in" fo:margin-top="0.1646in" fo:margin-bottom="0in" style:contextual-spacing="false" fo:line-height="169%" fo:text-align="start" style:justify-single-word="false" fo:keep-together="auto" fo:orphans="0" fo:widows="0" fo:text-indent="0.0173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.0193in" fo:margin-right="0.5445in" fo:margin-top="0.1646in" fo:margin-bottom="0in" style:contextual-spacing="false" fo:line-height="169%" fo:text-align="start" style:justify-single-word="false" fo:keep-together="auto" fo:orphans="0" fo:widows="0" fo:text-indent="0.0173in" style:auto-text-indent="false" fo:break-before="auto" fo:break-after="auto" fo:padding="0in" fo:border="none" fo:keep-with-next="auto"/>
      <style:text-properties fo:color="#000080" loext:opacity="100%" style:font-name="Merriweather Sans" fo:font-size="9pt" fo:font-weight="bold" style:font-name-asian="Merriweather Sans1" style:font-size-asian="9pt" style:font-weight-asian="bold" style:font-name-complex="Merriweather Sans1" style:font-size-complex="9pt"/>
    </style:style>
    <style:style style:name="P3" style:family="paragraph" style:parent-style-name="Standard">
      <style:paragraph-properties fo:margin-left="0.0339in" fo:margin-right="0.2118in" fo:margin-top="0.0256in" fo:margin-bottom="0in" style:contextual-spacing="false" fo:line-height="10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0252in" fo:margin-right="0in" fo:margin-top="0.102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33333" loext:opacity="100%" style:font-name="Merriweather Sans" fo:font-size="14pt" fo:font-weight="bold" style:font-name-asian="Merriweather Sans1" style:font-size-asian="14pt" style:font-weight-asian="bold" style:font-name-complex="Merriweather Sans1" style:font-size-complex="14pt"/>
    </style:style>
    <style:style style:name="P5" style:family="paragraph" style:parent-style-name="Standard">
      <style:paragraph-properties fo:margin-left="0.0252in" fo:margin-right="0in" fo:margin-top="0.102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 Sans" fo:font-size="14pt" fo:font-style="normal" style:text-underline-style="none" fo:font-weight="bold" style:font-name-asian="Merriweather Sans1" style:font-size-asian="14pt" style:font-style-asian="normal" style:font-weight-asian="bold" style:font-name-complex="Merriweather Sans1" style:font-size-complex="14pt"/>
    </style:style>
    <style:style style:name="P6" style:family="paragraph" style:parent-style-name="Standard">
      <style:paragraph-properties fo:margin-left="0.0228in" fo:margin-right="0in" fo:margin-top="0.179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0228in" fo:margin-right="0in" fo:margin-top="0.299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/>
    </style:style>
    <style:style style:name="P8" style:family="paragraph" style:parent-style-name="Standard">
      <style:paragraph-properties fo:margin-left="0.2835in" fo:margin-right="0in" fo:margin-top="0.0252in" fo:margin-bottom="0in" style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2835in" fo:margin-right="0in" fo:margin-top="0.025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33333" loext:opacity="100%" style:font-name="Merriweather" fo:font-size="10pt" style:font-name-asian="Merriweather1" style:font-size-asian="10pt" style:font-name-complex="Merriweather1" style:font-size-complex="10pt"/>
    </style:style>
    <style:style style:name="P10" style:family="paragraph" style:parent-style-name="Standard">
      <style:paragraph-properties fo:margin-left="0.283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2835in" fo:margin-right="0in" fo:margin-top="0.018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0134in" fo:margin-right="0in" fo:margin-top="0in" fo:margin-bottom="0in" style:contextual-spacing="false" fo:line-height="104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5339in" fo:margin-right="0.3146in" fo:margin-top="0.2055in" fo:margin-bottom="0in" style:contextual-spacing="false" fo:line-height="112%" fo:text-align="start" style:justify-single-word="false" fo:keep-together="auto" fo:orphans="0" fo:widows="0" fo:text-indent="-0.2508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2835in" fo:margin-right="0.0264in" fo:margin-top="0in" fo:margin-bottom="0in" style:contextual-spacing="false" fo:line-height="11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5339in" fo:margin-right="0.0492in" fo:margin-top="0in" fo:margin-bottom="0in" style:contextual-spacing="false" fo:line-height="112%" fo:text-align="start" style:justify-single-word="false" fo:keep-together="auto" fo:orphans="0" fo:widows="0" fo:text-indent="-0.2508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5327in" fo:margin-right="0.1283in" fo:margin-top="0in" fo:margin-bottom="0in" style:contextual-spacing="false" fo:line-height="112%" fo:text-align="start" style:justify-single-word="false" fo:keep-together="auto" fo:orphans="0" fo:widows="0" fo:text-indent="-0.2492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0071in" fo:margin-right="1.2575in" fo:margin-top="0in" fo:margin-bottom="0in" style:contextual-spacing="false" fo:line-height="138%" fo:text-align="start" style:justify-single-word="false" fo:keep-together="auto" fo:orphans="0" fo:widows="0" fo:text-indent="0.2756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071in" fo:margin-right="1.2575in" fo:margin-top="0in" fo:margin-bottom="0in" style:contextual-spacing="false" fo:line-height="13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5339in" fo:margin-right="0.7661in" fo:margin-top="0.1528in" fo:margin-bottom="0in" style:contextual-spacing="false" fo:line-height="112%" fo:text-align="start" style:justify-single-word="false" fo:keep-together="auto" fo:orphans="0" fo:widows="0" fo:text-indent="-0.2508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2835in" fo:margin-right="0.0902in" fo:margin-top="0in" fo:margin-bottom="0in" style:contextual-spacing="false" fo:line-height="11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2835in" fo:margin-right="0.6772in" fo:margin-top="0in" fo:margin-bottom="0in" style:contextual-spacing="false" fo:line-height="120%" fo:text-align="start" style:justify-single-word="false" fo:keep-together="auto" fo:orphans="0" fo:widows="0" fo:text-indent="-0.2626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528in" fo:margin-right="0.9291in" fo:margin-top="0.0252in" fo:margin-bottom="0in" style:contextual-spacing="false" fo:line-height="112%" fo:text-align="start" style:justify-single-word="false" fo:keep-together="auto" fo:orphans="0" fo:widows="0" fo:text-indent="-0.2445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0327in" fo:margin-right="0.5366in" fo:margin-top="0.0453in" fo:margin-bottom="0in" style:contextual-spacing="false" fo:line-height="10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5335in" fo:margin-right="1.3244in" fo:margin-top="0.0252in" fo:margin-bottom="0in" style:contextual-spacing="false" fo:line-height="112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011in" fo:margin-right="1.6646in" fo:margin-top="0.0528in" fo:margin-bottom="0in" style:contextual-spacing="false" fo:line-height="147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0146in" fo:margin-right="0.2854in" fo:margin-top="0.0528in" fo:margin-bottom="0in" style:contextual-spacing="false" fo:line-height="104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0335in" fo:margin-right="0in" fo:margin-top="0.045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0335in" fo:margin-right="0in" fo:margin-top="0.012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0307in" fo:margin-right="0in" fo:margin-top="0.012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in" fo:margin-right="0in" fo:margin-top="0.0126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0291in" fo:margin-right="0in" fo:margin-top="0.045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" fo:font-size="10pt" fo:font-style="italic" style:text-underline-style="none" fo:font-weight="normal" style:font-name-asian="Merriweather1" style:font-size-asian="10pt" style:font-style-asian="italic" style:font-weight-asian="normal" style:font-name-complex="Merriweather1" style:font-size-complex="10pt"/>
    </style:style>
    <style:style style:name="P32" style:family="paragraph" style:parent-style-name="Standard">
      <style:paragraph-properties fo:margin-left="0.0228in" fo:margin-right="0.9972in" fo:margin-top="0.0252in" fo:margin-bottom="0in" style:contextual-spacing="false" fo:line-height="159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/>
    </style:style>
    <style:style style:name="P33" style:family="paragraph" style:parent-style-name="Standard">
      <style:paragraph-properties fo:margin-left="0.0181in" fo:margin-right="0in" fo:margin-top="0.214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/>
    </style:style>
    <style:style style:name="P34" style:family="paragraph" style:parent-style-name="Standard">
      <style:paragraph-properties fo:margin-left="0.0181in" fo:margin-right="0in" fo:margin-top="0.244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/>
    </style:style>
    <style:style style:name="P35" style:family="paragraph" style:parent-style-name="Standard">
      <style:paragraph-properties fo:margin-left="0.011in" fo:margin-right="0in" fo:margin-top="0.116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36" style:family="paragraph" style:parent-style-name="Standard">
      <style:paragraph-properties fo:margin-left="0.011in" fo:margin-right="0in" fo:margin-top="0.079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37" style:family="paragraph" style:parent-style-name="Standard">
      <style:paragraph-properties fo:margin-left="0.011in" fo:margin-right="0in" fo:margin-top="0.075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38" style:family="paragraph" style:parent-style-name="Standard">
      <style:paragraph-properties fo:margin-left="0.0146in" fo:margin-right="0in" fo:margin-top="0.052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" fo:font-size="9pt" fo:font-style="normal" style:text-underline-style="none" fo:font-weight="normal" style:font-name-asian="Merriweather1" style:font-size-asian="9pt" style:font-style-asian="normal" style:font-weight-asian="normal" style:font-name-complex="Merriweather1" style:font-size-complex="9pt"/>
    </style:style>
    <style:style style:name="P39" style:family="paragraph" style:parent-style-name="Standard">
      <style:paragraph-properties fo:margin-left="0.0146in" fo:margin-right="0in" fo:margin-top="0.074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40" style:family="paragraph" style:parent-style-name="Standard">
      <style:paragraph-properties fo:margin-left="0.0146in" fo:margin-right="0.0256in" fo:margin-top="0in" fo:margin-bottom="0in" style:contextual-spacing="false" fo:line-height="104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" fo:font-size="9pt" fo:font-style="normal" style:text-underline-style="none" fo:font-weight="normal" style:font-name-asian="Merriweather1" style:font-size-asian="9pt" style:font-style-asian="normal" style:font-weight-asian="normal" style:font-name-complex="Merriweather1" style:font-size-complex="9pt"/>
    </style:style>
    <style:style style:name="P41" style:family="paragraph" style:parent-style-name="Standard">
      <style:paragraph-properties fo:margin-left="0.0161in" fo:margin-right="0in" fo:margin-top="0.052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" fo:font-size="10pt" fo:font-style="normal" style:text-underline-style="none" fo:font-weight="normal" style:font-name-asian="Merriweather1" style:font-size-asian="10pt" style:font-style-asian="normal" style:font-weight-asian="normal" style:font-name-complex="Merriweather1" style:font-size-complex="10pt"/>
    </style:style>
    <style:style style:name="P42" style:family="paragraph" style:parent-style-name="Standard">
      <style:paragraph-properties fo:margin-left="0.0154in" fo:margin-right="0in" fo:margin-top="0.22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43" style:family="paragraph" style:parent-style-name="Standard">
      <style:paragraph-properties fo:margin-left="0.0071in" fo:margin-right="0in" fo:margin-top="0.052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" fo:font-size="9pt" fo:font-style="normal" style:text-underline-style="none" fo:font-weight="normal" style:font-name-asian="Merriweather1" style:font-size-asian="9pt" style:font-style-asian="normal" style:font-weight-asian="normal" style:font-name-complex="Merriweather1" style:font-size-complex="9pt"/>
    </style:style>
    <style:style style:name="P44" style:family="paragraph" style:parent-style-name="Standard">
      <style:paragraph-properties fo:margin-left="0.0264in" fo:margin-right="0in" fo:margin-top="0.012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" fo:font-size="10pt" fo:font-style="normal" style:text-underline-style="none" fo:font-weight="normal" style:font-name-asian="Merriweather1" style:font-size-asian="10pt" style:font-style-asian="normal" style:font-weight-asian="normal" style:font-name-complex="Merriweather1" style:font-size-complex="10pt"/>
    </style:style>
    <style:style style:name="P45" style:family="paragraph" style:parent-style-name="Standard">
      <style:paragraph-properties fo:margin-left="0.0346in" fo:margin-right="0in" fo:margin-top="0.012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" fo:font-size="10pt" fo:font-style="normal" style:text-underline-style="none" fo:font-weight="normal" style:font-name-asian="Merriweather1" style:font-size-asian="10pt" style:font-style-asian="normal" style:font-weight-asian="normal" style:font-name-complex="Merriweather1" style:font-size-complex="10pt"/>
    </style:style>
    <style:style style:name="P46" style:family="paragraph" style:parent-style-name="Standard" style:master-page-name="Standard">
      <style:paragraph-properties fo:margin-left="0.020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Merriweather Sans" fo:font-size="18pt" fo:font-style="normal" style:text-underline-style="none" fo:font-weight="bold" style:font-name-asian="Merriweather Sans1" style:font-size-asian="18pt" style:font-style-asian="normal" style:font-weight-asian="bold" style:font-name-complex="Merriweather Sans1" style:font-size-complex="18pt"/>
    </style:style>
    <style:style style:name="T1" style:family="text">
      <style:text-properties fo:font-variant="normal" fo:text-transform="none" fo:color="#333333" loext:opacity="100%" style:text-line-through-style="none" style:text-line-through-type="none" style:text-position="0% 100%" style:font-name="Merriweather Sans" fo:font-size="9pt" fo:font-style="normal" style:text-underline-style="none" fo:font-weight="bold" style:font-name-asian="Merriweather Sans1" style:font-size-asian="9pt" style:font-style-asian="normal" style:font-weight-asian="bold" style:font-name-complex="Merriweather Sans1" style:font-size-complex="9pt"/>
    </style:style>
    <style:style style:name="T2" style:family="text">
      <style:text-properties fo:font-variant="normal" fo:text-transform="none" fo:color="#333333" loext:opacity="100%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/>
    </style:style>
    <style:style style:name="T3" style:family="text">
      <style:text-properties fo:font-variant="normal" fo:text-transform="none" fo:color="#333333" loext:opacity="100%" style:text-line-through-style="none" style:text-line-through-type="none" style:text-position="0% 100%" style:font-name="Merriweather Sans" fo:font-style="normal" style:text-underline-style="none" style:font-name-asian="Merriweather Sans1" style:font-style-asian="normal" style:font-name-complex="Merriweather Sans1"/>
    </style:style>
    <style:style style:name="T4" style:family="text">
      <style:text-properties fo:font-variant="normal" fo:text-transform="none" fo:color="#333333" loext:opacity="100%" style:text-line-through-style="none" style:text-line-through-type="none" style:text-position="0% 100%" style:font-name="Merriweather" fo:font-size="10pt" fo:font-style="normal" style:text-underline-style="none" fo:font-weight="normal" style:font-name-asian="Merriweather1" style:font-size-asian="10pt" style:font-style-asian="normal" style:font-weight-asian="normal" style:font-name-complex="Merriweather1" style:font-size-complex="10pt"/>
    </style:style>
    <style:style style:name="T5" style:family="text">
      <style:text-properties fo:font-variant="normal" fo:text-transform="none" fo:color="#333333" loext:opacity="100%" style:text-line-through-style="none" style:text-line-through-type="none" style:text-position="0% 100%" style:font-name="Merriweather" fo:font-size="10pt" fo:font-style="normal" style:text-underline-style="none" fo:font-weight="bold" style:font-name-asian="Merriweather1" style:font-size-asian="10pt" style:font-style-asian="normal" style:font-weight-asian="bold" style:font-name-complex="Merriweather1" style:font-size-complex="10pt"/>
    </style:style>
    <style:style style:name="T6" style:family="text">
      <style:text-properties fo:font-variant="normal" fo:text-transform="none" fo:color="#333333" loext:opacity="100%" style:text-line-through-style="none" style:text-line-through-type="none" style:text-position="0% 100%" style:font-name="Merriweather" fo:font-size="10pt" fo:font-style="italic" style:text-underline-style="none" fo:font-weight="normal" style:font-name-asian="Merriweather1" style:font-size-asian="10pt" style:font-style-asian="italic" style:font-weight-asian="normal" style:font-name-complex="Merriweather1" style:font-size-complex="10pt"/>
    </style:style>
    <style:style style:name="T7" style:family="text">
      <style:text-properties fo:font-variant="normal" fo:text-transform="none" fo:color="#333333" loext:opacity="100%" style:text-line-through-style="none" style:text-line-through-type="none" style:text-position="0% 100%" style:font-name="Merriweather" fo:font-size="9pt" fo:font-style="normal" style:text-underline-style="none" fo:font-weight="normal" style:font-name-asian="Merriweather1" style:font-size-asian="9pt" style:font-style-asian="normal" style:font-weight-asian="normal" style:font-name-complex="Merriweather1" style:font-size-complex="9pt"/>
    </style:style>
    <style:style style:name="T8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9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0" style:family="text">
      <style:text-properties fo:font-variant="normal" fo:text-transform="none" fo:color="#000080" loext:opacity="100%" style:text-line-through-style="none" style:text-line-through-type="none" style:text-position="0% 100%" style:font-name="Merriweather Sans" fo:font-size="9pt" fo:font-style="normal" style:text-underline-style="solid" style:text-underline-width="auto" style:text-underline-color="font-color" fo:font-weight="bold" style:font-name-asian="Merriweather Sans1" style:font-size-asian="9pt" style:font-style-asian="normal" style:font-weight-asian="bold" style:font-name-complex="Merriweather Sans1" style:font-size-complex="9pt"/>
    </style:style>
    <style:style style:name="T11" style:family="text">
      <style:text-properties fo:font-variant="normal" fo:text-transform="none" fo:color="#000080" loext:opacity="100%" style:text-line-through-style="none" style:text-line-through-type="none" style:text-position="0% 100%" style:font-name="Merriweather Sans" fo:font-size="9pt" fo:font-style="normal" style:text-underline-style="none" fo:font-weight="bold" style:font-name-asian="Merriweather Sans1" style:font-size-asian="9pt" style:font-style-asian="normal" style:font-weight-asian="bold" style:font-name-complex="Merriweather Sans1" style:font-size-complex="9pt"/>
    </style:style>
    <style:style style:name="T12" style:family="text">
      <style:text-properties fo:font-variant="normal" fo:text-transform="none" fo:color="#000080" loext:opacity="100%" style:text-line-through-style="none" style:text-line-through-type="none" style:text-position="0% 100%" style:font-name="Merriweather" fo:font-size="10pt" fo:font-style="normal" style:text-underline-style="none" fo:font-weight="bold" style:font-name-asian="Merriweather1" style:font-size-asian="10pt" style:font-style-asian="normal" style:font-weight-asian="bold" style:font-name-complex="Merriweather1" style:font-size-complex="10pt"/>
    </style:style>
    <style:style style:name="T13" style:family="text">
      <style:text-properties fo:color="#333333" loext:opacity="100%" style:font-name="Merriweather" fo:font-size="10pt" style:font-name-asian="Merriweather1" style:font-size-asian="10pt" style:font-name-complex="Merriweather1" style:font-size-complex="10pt"/>
    </style:style>
    <style:style style:name="T14" style:family="text">
      <style:text-properties fo:color="#333333" loext:opacity="100%" style:font-name="Merriweather" fo:font-size="10pt" officeooo:rsid="001c3f85" style:font-name-asian="Merriweather1" style:font-size-asian="10pt" style:font-name-complex="Merriweather1" style:font-size-complex="10pt"/>
    </style:style>
    <style:style style:name="T15" style:family="text">
      <style:text-properties fo:color="#333333" loext:opacity="100%" style:font-name="Merriweather Sans" fo:font-size="12pt" fo:font-weight="bold" style:font-name-asian="Merriweather Sans1" style:font-size-asian="12pt" style:font-weight-asian="bold" style:font-name-complex="Merriweather San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Michael Wilding </text:p>
      <text:p text:style-name="P1"><text:span text:style-name="T10">@heymikewilding </text:span><text:span text:style-name="T1">- </text:span><text:span text:style-name="T10">heymichaelwilding@gmail.com </text:span><text:span text:style-name="T1">– 503-957-0099 - github.com/</text:span><text:span text:style-name="T11">umamimike</text:span></text:p>
      <text:p text:style-name="P2"/>
      <text:p text:style-name="P3"><text:span text:style-name="T4">I enjoy creating innovative software systems</text:span><text:span text:style-name="T13"> with other good people, mostly with </text:span><text:span text:style-name="T14">Elixir, </text:span><text:span text:style-name="T13">Golang and Es6 Javascript. </text:span></text:p>
      <text:p text:style-name="P5">Experience </text:p>
      <text:p text:style-name="P4"/>
      <text:p text:style-name="P4">Cohension</text:p>
      <text:p text:style-name="P4"/>
      <text:p text:style-name="P6"><text:span text:style-name="T2">HouseHappy </text:span><text:span text:style-name="T15">(</text:span><text:span text:style-name="T3">April 2019 </text:span><text:span text:style-name="T15">-</text:span><text:span text:style-name="T3"> October 2019)</text:span><text:span text:style-name="T2"> </text:span></text:p>
      <text:p text:style-name="P31">Full Stack Elixir Developer </text:p>
      <text:p text:style-name="P8"><text:span text:style-name="T4">Implemented new features, troubleshot and fixed bugs in a mature monolithic </text:span><text:span text:style-name="T5">Elixir Phoenix Framework </text:span><text:span text:style-name="T4">based application, as well as a </text:span><text:span text:style-name="T5">React.js and </text:span><text:span text:style-name="T4">front-end client and a </text:span><text:span text:style-name="T5">React Native </text:span><text:span text:style-name="T4">mobile application</text:span><text:span text:style-name="T13">. I p</text:span><text:span text:style-name="T4">articipated in design meetings </text:span><text:span text:style-name="T13"><text:s/>and </text:span><text:span text:style-name="T4">collaborated with various stakeholders</text:span><text:span text:style-name="T13"> to define and refine requirements</text:span></text:p>
      <text:p text:style-name="P9"/>
      <text:p text:style-name="P32">Fuel Medical Group from May 2016 to January 2019 </text:p>
      <text:p text:style-name="P12"><text:span text:style-name="T4">Worked on a small team to </text:span><text:span text:style-name="T13">develop</text:span><text:span text:style-name="T4"> software which manages the allergy side of an ENT clinic including: Electronic Medical Record</text:span><text:span text:style-name="T13"> management</text:span><text:span text:style-name="T4">, electronically signing documents, tracking data related to patient demographics, testing and treatment of patients, and integrating with 3rd party applications. </text:span></text:p>
      <text:p text:style-name="P13"><text:span text:style-name="T8">• </text:span><text:span text:style-name="T4">Developed automated </text:span><text:span text:style-name="T13">PHPUnit tests</text:span><text:span text:style-name="T4"> from the ground up on a large enterprise application. </text:span></text:p>
      <text:p text:style-name="P14"><text:span text:style-name="T8">• </text:span><text:span text:style-name="T4">Implemented a host of new features involving every aspect of the LAMP stack.</text:span></text:p>
      <text:p text:style-name="P14"><text:span text:style-name="T8">• </text:span><text:span text:style-name="T4">Managed Google Cloud VM instances with the Google Cloud SDK and Chef for large scale streaming practice conversions. </text:span></text:p>
      <text:p text:style-name="P15"><text:span text:style-name="T8">• </text:span><text:span text:style-name="T4">Implemented functional programming paradigms in </text:span><text:span text:style-name="T13">an enterprise </text:span><text:span text:style-name="T4"><text:s/>PHP application</text:span><text:span text:style-name="T13">, decomposing functionality into a more layered structure.</text:span></text:p>
      <text:p text:style-name="P16"><text:span text:style-name="T8">• </text:span><text:span text:style-name="T4">Improved requirements documentation to yield more robust features with fewer edge case errors </text:span></text:p>
      <text:p text:style-name="P17"><text:span text:style-name="T8">• </text:span><text:span text:style-name="T4">Added and updated node-based Cloud Functions for CI implementation</text:span></text:p>
      <text:p text:style-name="P18"><text:span text:style-name="T2">PDX Code Guild - Teaching Assistant from April 2017 to July 2017 </text:span><text:span text:style-name="T4">Assisted Instructor in teaching an advanced </text:span><text:span text:style-name="T6">Javascript </text:span><text:span text:style-name="T4">course centered on </text:span><text:span text:style-name="T5">React.js</text:span><text:span text:style-name="T4">, testing with </text:span><text:span text:style-name="T5">Jest </text:span></text:p>
      <text:p text:style-name="P19"><text:span text:style-name="T8">• </text:span><text:span text:style-name="T4">Met with the instructor regularly to test curriculum </text:span><text:span text:style-name="T13">while addressing </text:span><text:span text:style-name="T4">technical </text:span><text:soft-page-break/><text:span text:style-name="T4">difficulties that arose during planning. </text:span></text:p>
      <text:p text:style-name="P20"><text:span text:style-name="T8">• </text:span><text:span text:style-name="T4">Assisted students during class and mentored with conceptual and practical issues.</text:span></text:p>
      <text:p text:style-name="P20"><text:span text:style-name="T8">• </text:span><text:span text:style-name="T4">Participated in mob coding exercises, f</text:span><text:span text:style-name="T13">ostering </text:span><text:span text:style-name="T4"><text:s/>open communication from less vocal <text:s/>participants. </text:span></text:p>
      <text:p text:style-name="P10"><text:span text:style-name="T8">• </text:span><text:span text:style-name="T4">Helped evaluate students’ capstone projects.</text:span></text:p>
      <text:p text:style-name="P21"><text:span text:style-name="T2">Umami Media - Owner - Producer - Director October 2006 – August 2015 </text:span><text:span text:style-name="T8">• </text:span><text:span text:style-name="T4">Managed complex productions for both filmed and animated media. </text:span></text:p>
      <text:p text:style-name="P10"><text:span text:style-name="T8">• </text:span><text:span text:style-name="T4">Created hundreds of tv ads. </text:span></text:p>
      <text:p text:style-name="P22"><text:span text:style-name="T8">• </text:span><text:span text:style-name="T4">Won numerous creative and technical achievement awards for excellence in visual effects and production. </text:span></text:p>
      <text:p text:style-name="P33">SPP Tech May 2019 – Present (Contributor) </text:p>
      <text:p text:style-name="P23"><text:span text:style-name="T4">Contribute to a </text:span><text:span text:style-name="T12">social organization </text:span><text:span text:style-name="T4">tool which integrates with Meetup.com to facilitate deeper meetup.com based group interaction using </text:span><text:span text:style-name="T5">Elixir </text:span><text:span text:style-name="T12">Phoenix </text:span><text:span text:style-name="T4">/ </text:span><text:span text:style-name="T12">TypeScript </text:span><text:span text:style-name="T8">• </text:span><text:span text:style-name="T4">participated in mob coding sessions </text:span></text:p>
      <text:p text:style-name="P11"><text:span text:style-name="T8">• </text:span><text:span text:style-name="T4">trained others in implementing features in </text:span><text:span text:style-name="T5">Elixir </text:span></text:p>
      <text:p text:style-name="P24"><text:span text:style-name="T8">• </text:span><text:span text:style-name="T4">implemented web app features using </text:span><text:span text:style-name="T5">Typescript </text:span><text:span text:style-name="T4">for the front end and <text:s/>utilizing </text:span><text:span text:style-name="T5">tailwind.css </text:span><text:span text:style-name="T4">for the component styling </text:span></text:p>
      <text:p text:style-name="P10"><text:span text:style-name="T8">• </text:span><text:span text:style-name="T4">troubleshot issues including integration, deployment, and design decisions </text:span></text:p>
      <text:p text:style-name="P34">Skills </text:p>
      <text:p text:style-name="P35">Languages </text:p>
      <text:p text:style-name="P38">PHP - Golang - Elixir - Bash - Javascript - CSS/HTML - Python (Apprentice) </text:p>
      <text:p text:style-name="P36">Testing frameworks </text:p>
      <text:p text:style-name="P25"><text:span text:style-name="T4">PHPUnit – JavaScript - Chai, Enzyme, Jest, Mocha (Apprentice) - ExUnit </text:span><text:span text:style-name="T9">Datastores </text:span></text:p>
      <text:p text:style-name="P40">MongoDB (Apprentice) - Google CloudSQL (Apprentice) - Firebase (Apprentice) - MySQL (Apprentice) - <text:s/>PostgreSQL (Apprentice) - badgerDB (Apprentice) </text:p>
      <text:p text:style-name="P39">Javascript Libraries </text:p>
      <text:p text:style-name="P26"><text:span text:style-name="T9"><text:s/></text:span><text:span text:style-name="T7">Knockout.js (Journeyman) - React.js (Apprentice) – Typescript (Apprentice) - Vue.js (Apprentice) - <text:s/>Ember.js (Apprentice) </text:span></text:p>
      <text:p text:style-name="P37">Dependency / Build Management </text:p>
      <text:p text:style-name="P41">Nix - Composer - Webpack (Apprentice) – Docker - Chef (Apprentice) </text:p>
      <text:p text:style-name="P42">Cloud Tools </text:p>
      <text:p text:style-name="P43">AWS - Google Cloud Platform <text:s/></text:p>
      <text:p text:style-name="P7">Education </text:p>
      <text:p text:style-name="P27"><text:span text:style-name="T5">Rogers State College </text:span><text:span text:style-name="T6">1994 - 1996 </text:span></text:p>
      <text:p text:style-name="P44">Associates degree </text:p>
      <text:p text:style-name="P29"><text:span text:style-name="T5">The Evergreen State College </text:span><text:span text:style-name="T6">1997 - 1999 </text:span></text:p>
      <text:p text:style-name="P45"><text:soft-page-break/>Bachelor’s degree, Media art and production, </text:p>
      <text:p text:style-name="P28"><text:span text:style-name="T12">Epicodus </text:span><text:span text:style-name="T6">2015 - 2016 </text:span></text:p>
      <text:p text:style-name="P30"><text:span text:style-name="T4">Software training in reasonably modern </text:span><text:span text:style-name="T13">software</text:span><text:span text:style-name="T4"> development using </text:span><text:span text:style-name="T6">PHP</text:span><text:span text:style-name="T4">, </text:span><text:span text:style-name="T5">Javascript </text:span><text:span text:style-name="T4">a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Merriweather" svg:font-family="Merriweather" style:font-family-generic="roman" style:font-pitch="variable"/>
    <style:font-face style:name="Merriweather Sans" svg:font-family="'Merriweather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Merriweather Sans1" svg:font-family="'Merriweather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965in" fo:margin-bottom="1.3272in" fo:margin-left="0.722in" fo:margin-right="0.7654in" style:writing-mode="lr-tb" style:layout-grid-color="#c0c0c0" style:layout-grid-lines="220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1-12-02T17:04:02.278416965</dc:date>
    <meta:editing-duration>PT2M6S</meta:editing-duration>
    <meta:editing-cycles>2</meta:editing-cycles>
    <meta:document-statistic meta:table-count="0" meta:image-count="0" meta:object-count="0" meta:page-count="3" meta:paragraph-count="48" meta:word-count="527" meta:character-count="3713" meta:non-whitespace-character-count="3180"/>
  </office:meta>
</office:document-meta>
</file>